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officeooo:rsid="0016672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Quotations">Il y a… dix ans.”</text:p>
      <text:p text:style-name="Quotations">“Il y a dix ans, le Professeur Zacus a commencé une expérience.”</text:p>
      <text:p text:style-name="Quotations">“Une expérience que personne n’avait jamais osé tenter.”</text:p>
      <text:p text:style-name="Quotations">“Stabiliser une fréquence parfaite.”</text:p>
      <text:p text:style-name="Quotations">“Une note si pure…<text:line-break/>qu’elle ne tremble pas.<text:line-break/>qu’elle ne dévie pas.<text:line-break/>qu’elle ne ment pas.”</text:p>
      <text:p text:style-name="Quotations">“Dix années de calculs.<text:line-break/>Dix années d’essais ratés.<text:line-break/>Dix années d’échecs… et de recommencements.”</text:p>
      <text:p text:style-name="Quotations">“Et <text:span text:style-name="T1">aujourd’hui </text:span>l’invention était enfin prête.”</text:p>
      <text:p text:style-name="Quotations">“Le <text:span text:style-name="Strong_20_Emphasis">U-SON</text:span>.”</text:p>
      <text:p text:style-name="Text_20_body">(Silence lourd)</text:p>
      <text:p text:style-name="Horizontal_20_Line"/>
      <text:p text:style-name="Quotations">“Mais quand les portes du laboratoire se sont ouvertes…”</text:p>
      <text:p text:style-name="Quotations">“Il avait disparu.”</text:p>
      <text:p text:style-name="Quotations">“Volé.”</text:p>
      <text:p text:style-name="Horizontal_20_Line"/>
      <text:p text:style-name="Quotations">“Cette nuit… cinq scientifiques étaient présents dans le bâtiment.”</text:p>
      <text:list text:style-name="L1">
        <text:list-item>
          <text:p text:style-name="P1">“Dr Oscilla Volt.”</text:p>
        </text:list-item>
        <text:list-item>
          <text:p text:style-name="P1">“Pr Octave Baryon.”</text:p>
        </text:list-item>
        <text:list-item>
          <text:p text:style-name="P1">“Dr Sacha Néon.”</text:p>
        </text:list-item>
        <text:list-item>
          <text:p text:style-name="P1">“Prof Alma Fractal.”</text:p>
        </text:list-item>
        <text:list-item>
          <text:p text:style-name="P1">“Professeur Électron.”</text:p>
        </text:list-item>
      </text:list>
      <text:p text:style-name="Text_20_body">(Pause)</text:p>
      <text:p text:style-name="Quotations">“L’un d’eux connaît la vérité.”</text:p>
      <text:p text:style-name="Horizontal_20_Line"/>
      <text:h text:style-name="Heading_20_3" text:outline-level="3">📞 La HOT-LINE</text:h>
      <text:p text:style-name="Text_20_body">(montrer le dispositif)</text:p>
      <text:p text:style-name="Quotations">“Le campus possède une assistance scientifique centrale.”</text:p>
      <text:p text:style-name="Quotations"><text:soft-page-break/>“La HOT-LINE.”</text:p>
      <text:p text:style-name="Quotations">“Elle enregistre.<text:line-break/>Elle analyse.<text:line-break/>Elle confirme.”</text:p>
      <text:p text:style-name="Text_20_body">(Pause)</text:p>
      <text:p text:style-name="Quotations">“Mais elle ne protège personne.”</text:p>
      <text:p text:style-name="Horizontal_20_Line"/>
      <text:h text:style-name="Heading_20_3" text:outline-level="3">🎯 La mission</text:h>
      <text:p text:style-name="Text_20_body">(Plus ferme)</text:p>
      <text:p text:style-name="Quotations">“Votre mission n’est pas seulement de retrouver le U-SON.”</text:p>
      <text:p text:style-name="Quotations">“Votre mission est de sauver dix années de recherche.”</text:p>
      <text:p text:style-name="Quotations">“Vous travaillerez en deux équipes.”</text:p>
      <text:p text:style-name="Quotations">“Vous explorerez le campus.” “Vous observerez.” “Vous douterez.”</text:p>
      <text:p text:style-name="Quotations">“Et peut-être… vous vous tromperez.”</text:p>
      <text:p text:style-name="Horizontal_20_Line"/>
      <text:h text:style-name="Heading_20_3" text:outline-level="3">⚡ Montée dramatique</text:h>
      <text:p text:style-name="Text_20_body">(Voix plus intense)</text:p>
      <text:p text:style-name="Quotations">“Mais souvenez-vous d’une chose.”</text:p>
      <text:p text:style-name="Quotations">“Une fréquence parfaite… ne ment jamais.”</text:p>
      <text:p text:style-name="Text_20_body">(Silence)</text:p>
      <text:p text:style-name="Horizontal_20_Line"/>
      <text:h text:style-name="Heading_20_3" text:outline-level="3">🎬 Lancement</text:h>
      <text:p text:style-name="Text_20_body">(Très net, énergique)</text:p>
      <text:p text:style-name="Quotations">“Détectives.”</text:p>
      <text:p text:style-name="Text_20_body">(Pause très courte)</text:p>
      <text:p text:style-name="Quotations">“L’enquête commence.”</text:p>
      <text:p text:style-name="Text_20_body">(Beat)</text:p>
      <text:p text:style-name="Quotations">“MAINTENANT.”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14:00:43.531791000</meta:creation-date>
    <dc:date>2026-02-11T14:03:39.038679000</dc:date>
    <meta:editing-duration>PT2M56S</meta:editing-duration>
    <meta:editing-cycles>1</meta:editing-cycles>
    <meta:document-statistic meta:table-count="0" meta:image-count="0" meta:object-count="0" meta:page-count="2" meta:paragraph-count="46" meta:word-count="214" meta:character-count="1404" meta:non-whitespace-character-count="1241"/>
    <meta:generator>LibreOffice/25.8.4.2$MacOSX_X86_64 LibreOffice_project/290daaa01b999472f0c7a3890eb6a550fd74c6df</meta:generator>
  </office:meta>
</office:document-meta>
</file>